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A00000005A012A0BC02.png" manifest:media-type="image/png"/>
  <manifest:file-entry manifest:full-path="Pictures/1000000100000A00000005A0A06B5E82.png" manifest:media-type="image/png"/>
  <manifest:file-entry manifest:full-path="Pictures/1000000100000A00000005A03E2048C4.png" manifest:media-type="image/png"/>
  <manifest:file-entry manifest:full-path="Pictures/1000000100000A00000005A05778E8D7.png" manifest:media-type="image/png"/>
  <manifest:file-entry manifest:full-path="Pictures/1000000100000A00000005A0A713EA3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05cm, 12.259cm, 3.939cm, 8.726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cm, 31.244cm, 8.543cm, 10.868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76cm, 26.125cm, 8.553cm, 12.462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92cm, 25.546cm, 5.805cm, 12.683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3.172cm, 0.528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429cm" svg:height="19.781cm" svg:x="0.635cm" svg:y="0.636cm">
          <draw:image xlink:href="Pictures/1000000100000A00000005A012A0BC02.png" xlink:type="simple" xlink:show="embed" xlink:actuate="onLoad" draw:mime-type="image/png">
            <text:p/>
          </draw:image>
        </draw:frame>
        <draw:frame draw:style-name="gr2" draw:text-style-name="P1" draw:layer="layout" svg:width="16.366cm" svg:height="11.54cm" svg:x="12.691cm" svg:y="3.271cm">
          <draw:image xlink:href="Pictures/1000000100000A00000005A03E2048C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1" draw:layer="layout" svg:width="18.732cm" svg:height="19.704cm" svg:x="0.635cm" svg:y="0.661cm">
          <draw:image xlink:href="Pictures/1000000100000A00000005A0A713EA38.png" xlink:type="simple" xlink:show="embed" xlink:actuate="onLoad" draw:mime-type="image/png">
            <text:p/>
          </draw:image>
        </draw:frame>
        <draw:frame draw:style-name="gr4" draw:text-style-name="P2" draw:layer="layout" svg:width="18.732cm" svg:height="19.73cm" svg:x="0.635cm" svg:y="0.635cm">
          <draw:image xlink:href="Pictures/1000000100000A00000005A0A06B5E82.png" xlink:type="simple" xlink:show="embed" xlink:actuate="onLoad" draw:mime-type="image/png">
            <text:p/>
          </draw:image>
        </draw:frame>
        <draw:frame draw:style-name="gr5" draw:text-style-name="P1" draw:layer="layout" svg:width="9.754cm" svg:height="19.73cm" svg:x="19.367cm" svg:y="0.635cm">
          <draw:image xlink:href="Pictures/1000000100000A00000005A05778E8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6T09:28:22.594000000</meta:creation-date>
    <dc:date>2024-01-26T20:16:30.041000000</dc:date>
    <meta:editing-duration>PT1H5M52S</meta:editing-duration>
    <meta:editing-cycles>4</meta:editing-cycles>
    <meta:generator>LibreOffice/7.6.4.1$Windows_X86_64 LibreOffice_project/e19e193f88cd6c0525a17fb7a176ed8e6a3e2aa1</meta:generator>
    <meta:print-date>2024-01-26T20:12:51.888000000</meta:print-date>
    <meta:document-statistic meta:object-count="5"/>
  </office:meta>
</office:document-meta>
</file>